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MethodArgumentResolverTests.is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MethodArgumentResolverTests.missingOptionalPara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amMethodArgumentResolverTests.missingReques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MethodArgumentResolverTests.resolv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amMethodArgumentResolverTests.resolvePar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ParamMethodArgumentResolverTests.isMultipartRequestHttp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ParamMethodArgumentResolverTests.resolveMultipartFi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ParamMethodArgumentResolverTests.missingOptionalMultipar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MethodArgumentResolverTests.resolveMultipar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am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RequestParamMethodArgumentResolverTests.missingOptionalParam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amMethodArgumentResolverTests.resolvePar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aramMethodArgumentResolverTests.handle( @ RequestParam ( name = "name" , defaultValue = "bar" ) String param1 , @ RequestParam ( "name" ) String [ ] param2 , @ RequestParam ( "name" ) Map &lt; ? , ? &gt; param3 , @ RequestParam ( "mfile" ) MultipartFile param4 , @ RequestParam ( "mfilelist" ) List &lt; MultipartFile &gt; param5 , @ RequestParam ( "mfilearray" ) MultipartFile [ ] param6 , @ RequestParam ( "pfile" ) Part param7 , @ RequestParam ( "pfilelist" ) List &lt; Part &gt; param8 , @ RequestParam ( "pfilearray" ) Part [ ] param9 , @ RequestParam Map &lt; ? , ? &gt; param10 , String stringNotAnnot , MultipartFile multipartFileNotAnnot , List &lt; MultipartFile &gt; multipartFileList , Part part , @ RequestPart MultipartFile requestPartAnnot , @ RequestParam ( "name" ) String paramRequired , @ RequestParam ( name = "name" , required = false ) String paramNotRequired , @ RequestParam ( "name" ) Optional &lt; Integer &gt; paramOptional , @ RequestParam ( "name" ) Optional &lt; Integer [ ] &gt; paramOptionalArray , @ RequestParam ( "name" ) Optional &lt; List &lt; ? &gt; &gt; paramOptionalList , @ RequestParam ( "mfile" ) Optional &lt; MultipartFile &gt; multipartFile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ParamMethodArgumentResolverTests.resolveOptionalParam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ParamMethodArgumentResolverTests.resolvePartList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MethodArgumentResolverTests.resolveMultipartFileNotAn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amMethodArgumentResolverTests.resolvePartArray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MethodArgumentResolverTests.resolveOptionalPar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ParamMethodArgumentResolverTests.missingMultipar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MethodArgumentResolverTests.resolveMultipartFileArray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MethodArgumentResolverTests.resolveEmptyValueWithou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MethodArgumentResolverTests.resolveEmptyValueTo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MethodArgumentResolverTests.resolveMultipart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aramMethodArgumentResolverTests.missingRequestParamEmptyValue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MethodArgumentResolverTests.resolve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amMethodArgumentResolverTests.resolveSimpleTypeParam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amMethodArgumentResolverTests.resolve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ParamMethodArgumentResolverTests.resolveEmptyValueRequiredWithou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MethodArgumentResolverTests.resolveMultipartFileList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MethodArgumentResolverTests.optionalMultipartFileWithoutMultipar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MethodArgumentResolverTests.resolveSimpleTyp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MethodArgumentResolverTests.resolveOptionalMultipart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aramMethodArgumentResolverTests.noMultipar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MethodArgumentResolverTests.missingOptionalPara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amMethodArgumentResolverTests.missingRequestParamEmptyValueConvertedTo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amMethodArgumentResolverTests.resolve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MethodArgumentResolverTests.resolveMultipartFileListNotan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ParamMethodArgumentResolverTests.resolvePartNotAn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ParamMethodArgumentResolverTests.resolveOptionalParam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